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64d8" officeooo:paragraph-rsid="001a64d8" style:font-weight-asian="bold" style:font-weight-complex="bold"/>
    </style:style>
    <style:style style:name="P2" style:family="paragraph" style:parent-style-name="Standard">
      <style:text-properties officeooo:paragraph-rsid="0017a2d0"/>
    </style:style>
    <style:style style:name="P3" style:family="paragraph" style:parent-style-name="Standard">
      <style:text-properties fo:font-weight="normal" officeooo:rsid="001a64d8" officeooo:paragraph-rsid="001a64d8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956c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956c1" officeooo:paragraph-rsid="001956c1" style:font-weight-asian="bold" style:font-weight-complex="bold"/>
    </style:style>
    <style:style style:name="P6" style:family="paragraph" style:parent-style-name="Standard">
      <style:text-properties fo:font-weight="bold" officeooo:rsid="001bb8d3" officeooo:paragraph-rsid="001bb8d3" style:font-weight-asian="bold" style:font-weight-complex="bold"/>
    </style:style>
    <style:style style:name="P7" style:family="paragraph" style:parent-style-name="Standard" style:list-style-name="L1">
      <style:text-properties fo:font-weight="normal" officeooo:rsid="001a64d8" officeooo:paragraph-rsid="001a64d8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a64d8" officeooo:paragraph-rsid="001a64d8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1a64d8" officeooo:paragraph-rsid="001a64d8" style:font-weight-asian="normal" style:font-weight-complex="normal"/>
    </style:style>
    <style:style style:name="P10" style:family="paragraph" style:parent-style-name="Standard">
      <style:text-properties fo:font-weight="normal" officeooo:rsid="001a64d8" officeooo:paragraph-rsid="001a64d8" style:font-weight-asian="normal" style:font-weight-complex="normal"/>
    </style:style>
    <style:style style:name="P11" style:family="paragraph" style:parent-style-name="Standard">
      <style:text-properties fo:font-weight="normal" officeooo:rsid="001bb8d3" officeooo:paragraph-rsid="001bb8d3" style:font-weight-asian="normal" style:font-weight-complex="normal"/>
    </style:style>
    <style:style style:name="P12" style:family="paragraph" style:parent-style-name="Standard" style:list-style-name="L5">
      <style:text-properties fo:font-weight="normal" officeooo:rsid="001bb8d3" officeooo:paragraph-rsid="001bb8d3" style:font-weight-asian="normal" style:font-weight-complex="normal"/>
    </style:style>
    <style:style style:name="P13" style:family="paragraph" style:parent-style-name="Standard" style:list-style-name="L5">
      <style:text-properties fo:font-weight="normal" officeooo:rsid="001bb8d3" officeooo:paragraph-rsid="001c1da6" style:font-weight-asian="normal" style:font-weight-complex="normal"/>
    </style:style>
    <style:style style:name="P14" style:family="paragraph" style:parent-style-name="Standard">
      <style:text-properties fo:font-weight="normal" officeooo:rsid="001bb8d3" officeooo:paragraph-rsid="001c1da6" style:font-weight-asian="normal" style:font-weight-complex="normal"/>
    </style:style>
    <style:style style:name="P15" style:family="paragraph" style:parent-style-name="Standard">
      <style:text-properties fo:font-weight="normal" officeooo:rsid="001c1da6" officeooo:paragraph-rsid="001c1da6" style:font-weight-asian="normal" style:font-weight-complex="normal"/>
    </style:style>
    <style:style style:name="T1" style:family="text">
      <style:text-properties officeooo:rsid="0017a2d0"/>
    </style:style>
    <style:style style:name="T2" style:family="text">
      <style:text-properties officeooo:rsid="0017e8f5"/>
    </style:style>
    <style:style style:name="T3" style:family="text">
      <style:text-properties officeooo:rsid="0018913a"/>
    </style:style>
    <style:style style:name="T4" style:family="text">
      <style:text-properties officeooo:rsid="00193956"/>
    </style:style>
    <style:style style:name="T5" style:family="text">
      <style:text-properties officeooo:rsid="001e99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ação &amp; Execução</text:p>
      <text:p text:style-name="P5"/>
      <text:p text:style-name="P5">Método para funcionamento no Ubuntu:</text:p>
      <text:p text:style-name="P5"/>
      <text:p text:style-name="Standard"><text:span text:style-name="T1">Primeiro é preciso instalar o gerenciador de pacotes do python o PIP</text:span>:</text:p>
      <text:p text:style-name="Standard"/>
      <text:p text:style-name="Standard">$ sudo apt update</text:p>
      <text:p text:style-name="Standard">$ sudo apt install python3-pip</text:p>
      <text:p text:style-name="Standard"/>
      <text:p text:style-name="Standard"><text:span text:style-name="T1">Logo após a instalação do PIP, clonar o repositório no diretório de trabalho</text:span>:</text:p>
      <text:p text:style-name="Standard"/>
      <text:p text:style-name="Standard">$ sudo apt update</text:p>
      <text:p text:style-name="Standard">$ sudo apt install git</text:p>
      <text:p text:style-name="Standard">$ git clone <text:a xlink:type="simple" xlink:href="https://github.com/GeovaneF55/bezier.git" text:style-name="Internet_20_link" text:visited-style-name="Visited_20_Internet_20_Link">https://github.com/GeovaneF55/bezier.git</text:a> [caminho/para/repositorio]</text:p>
      <text:p text:style-name="Standard"/>
      <text:p text:style-name="P2"><text:span text:style-name="T1">Será necessário, em seguida, n</text:span>aveg<text:span text:style-name="T1">ar</text:span> até a pasta raíz do projeto e instal<text:span text:style-name="T1">ar</text:span> as dependências necessárias para a execução do programa (numpy, pyqt5):</text:p>
      <text:p text:style-name="Standard"/>
      <text:p text:style-name="Standard">$ cd caminho/para/repositório/<text:span text:style-name="T1">bezier</text:span></text:p>
      <text:p text:style-name="Standard">$ sudo pip3 install -e .</text:p>
      <text:p text:style-name="Standard"/>
      <text:p text:style-name="Standard"><text:span text:style-name="T2">Ao instalar as dependências e estando</text:span> dentro da pasta raíz do projeto, <text:span text:style-name="T4">vá para a pasta bezier e lá</text:span> execute:</text:p>
      <text:p text:style-name="Standard"/>
      <text:p text:style-name="Standard">$ python3 <text:span text:style-name="T3">bezier.py</text:span></text:p>
      <text:p text:style-name="Standard"/>
      <text:p text:style-name="P1">Como Utilizar <text:span text:style-name="T5">(Manual do Usuário)</text:span>:</text:p>
      <text:p text:style-name="P3"/>
      <text:p text:style-name="P3">No menu superior temos os seguintes botões:</text:p>
      <text:p text:style-name="P3"/>
      <text:list xml:id="list898928464" text:style-name="L1">
        <text:list-item>
          <text:p text:style-name="P7">Arquivo</text:p>
        </text:list-item>
      </text:list>
      <text:p text:style-name="P3"/>
      <text:list xml:id="list1132650713" text:style-name="L2">
        <text:list-item>
          <text:p text:style-name="P8">Curvas Paramétricas de Bêzier: Ao clicar você poderá definir 4 pontos como parâmetros para a curva de Bêzier que será plotada logo em seguida.</text:p>
        </text:list-item>
        <text:list-item>
          <text:p text:style-name="P8">Limpar: Ao clicar em limpar a curva de Bêzier aparente na tela será apagada.</text:p>
        </text:list-item>
        <text:list-item>
          <text:p text:style-name="P8">Sair: Ao clicar em sair, o programa terminará</text:p>
        </text:list-item>
      </text:list>
      <text:p text:style-name="P3"/>
      <text:list xml:id="list224403402243228" text:continue-list="list898928464" text:style-name="L1">
        <text:list-item>
          <text:p text:style-name="P7">Ver</text:p>
        </text:list-item>
      </text:list>
      <text:p text:style-name="P3"/>
      <text:list xml:id="list3107681932" text:style-name="L3">
        <text:list-item>
          <text:p text:style-name="P9">Ver Barra de Status: Habilita/Desabilita a barra de status do programa na parte inferior do programa</text:p>
        </text:list-item>
      </text:list>
      <text:p text:style-name="P3"/>
      <text:p text:style-name="P3">Na <text:s/>Toolbar superior temos os mesmos botões do menu superior do grupo de Arquivo</text:p>
      <text:p text:style-name="P3"/>
      <text:p text:style-name="P6">Organização do Código:</text:p>
      <text:p text:style-name="P6"/>
      <text:p text:style-name="P11">O Código contém as seguintes classes:</text:p>
      <text:p text:style-name="P11"/>
      <text:list xml:id="list2450043978" text:style-name="L5">
        <text:list-item>
          <text:p text:style-name="P12">Drawer</text:p>
        </text:list-item>
        <text:list-item>
          <text:p text:style-name="P13">MyWidget</text:p>
        </text:list-item>
        <text:list-item>
          <text:p text:style-name="P13">MyPaint</text:p>
        </text:list-item>
      </text:list>
      <text:p text:style-name="P14"/>
      <text:p text:style-name="P15"><text:soft-page-break/>O algorítmo de Bêzier foi implementado pelo metodo de mesmo nome e foi utilizado os cálculos da matriz de bêzier para descobrir os valores constantes da função que define a cur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22:08:15.220375095</meta:creation-date>
    <dc:date>2018-11-29T22:44:01.955102941</dc:date>
    <meta:editing-duration>PT24M25S</meta:editing-duration>
    <meta:editing-cycles>11</meta:editing-cycles>
    <meta:generator>LibreOffice/6.0.6.2$Linux_X86_64 LibreOffice_project/00m0$Build-2</meta:generator>
    <meta:document-statistic meta:table-count="0" meta:image-count="0" meta:object-count="0" meta:page-count="2" meta:paragraph-count="29" meta:word-count="253" meta:character-count="1501" meta:non-whitespace-character-count="1285"/>
  </office:meta>
</office:document-meta>
</file>